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top"/>
    </style:style>
    <style:style style:name="gr2" style:family="graphic" style:parent-style-name="standard">
      <style:graphic-properties draw:fill="solid" draw:fill-color="#00ffff" draw:textarea-horizontal-align="center" draw:textarea-vertical-align="top"/>
    </style:style>
    <style:style style:name="gr3" style:family="graphic" style:parent-style-name="standard">
      <style:graphic-properties draw:stroke="dash" draw:stroke-dash="Ultrafine_20_Dashed" draw:marker-start="Arrow" draw:marker-end="Arrow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center" draw:textarea-vertical-align="top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383cm" svg:height="11.811cm" svg:x="2.651cm" svg:y="1.762cm">
          <text:p text:style-name="P1">Vios Proxy – Use Cas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How can the Network Service Client in the Guest VM</text:span></text:p>
          <text:p text:style-name="P1"><text:span text:style-name="T1">connect to the Host Network Service when there is</text:span></text:p>
          <text:p text:style-name="P1"><text:span text:style-name="T1">no network tunnel between the Host and the Guest?</text:span></text:p>
        </draw:rect>
        <draw:rect draw:style-name="gr1" draw:text-style-name="P2" draw:layer="layout" svg:width="15.367cm" svg:height="6.604cm" svg:x="3.159cm" svg:y="3.413cm">
          <text:p text:style-name="P1"><text:span text:style-name="T1">QEMU Host System</text:span></text:p>
        </draw:rect>
        <draw:rect draw:style-name="gr2" draw:text-style-name="P2" draw:layer="layout" svg:width="6.477cm" svg:height="4.445cm" svg:x="11.668cm" svg:y="4.81cm">
          <text:p text:style-name="P1"><text:span text:style-name="T1">QEMU Guest System</text:span></text:p>
        </draw:rect>
        <draw:rect draw:style-name="gr2" draw:text-style-name="P2" draw:layer="layout" svg:width="2.668cm" svg:height="2.287cm" svg:x="15.097cm" svg:y="6.333cm">
          <text:p text:style-name="P1"><text:span text:style-name="T1">Network</text:span></text:p>
          <text:p text:style-name="P1"><text:span text:style-name="T1">Service</text:span></text:p>
          <text:p text:style-name="P1"><text:span text:style-name="T1">Client</text:span></text:p>
        </draw:rect>
        <draw:rect draw:style-name="gr1" draw:text-style-name="P2" draw:layer="layout" svg:width="2.666cm" svg:height="2.413cm" svg:x="3.795cm" svg:y="6.207cm">
          <text:p text:style-name="P1"><text:span text:style-name="T1">Host</text:span></text:p>
          <text:p text:style-name="P1"><text:span text:style-name="T1">Network</text:span></text:p>
          <text:p text:style-name="P1"><text:span text:style-name="T1">Service</text:span></text:p>
        </draw:rect>
        <draw:line draw:style-name="gr3" draw:text-style-name="P1" draw:layer="layout" svg:x1="6.461cm" svg:y1="7.35cm" svg:x2="15.097cm" svg:y2="7.35cm">
          <text:p text:style-name="P1">?</text:p>
          <text:p text:style-name="P1"/>
        </draw:line>
      </draw:page>
      <draw:page draw:name="page2" draw:style-name="dp1" draw:master-page-name="Default">
        <draw:rect draw:style-name="gr1" draw:text-style-name="P1" draw:layer="layout" svg:width="16.383cm" svg:height="12.7cm" svg:x="2.524cm" svg:y="3.54cm">
          <text:p text:style-name="P1">Vios Proxy – Basic Desig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/>
          <text:p text:style-name="P1"/>
          <text:p text:style-name="P1"><text:span text:style-name="T1">Vios Proxy provides a transparent network tunnel between</text:span></text:p>
          <text:p text:style-name="P1"><text:span text:style-name="T1">the Host and the Guest systems using virtioserial channels.</text:span></text:p>
        </draw:rect>
        <draw:rect draw:style-name="gr1" draw:text-style-name="P2" draw:layer="layout" svg:width="15.367cm" svg:height="8.509cm" svg:x="3.032cm" svg:y="5.191cm">
          <text:p text:style-name="P1"><text:span text:style-name="T1">QEMU Host System</text:span></text:p>
        </draw:rect>
        <draw:rect draw:style-name="gr2" draw:text-style-name="P2" draw:layer="layout" svg:width="6.096cm" svg:height="6.731cm" svg:x="11.922cm" svg:y="6.588cm">
          <text:p text:style-name="P1"><text:span text:style-name="T1">QEMU Guest System</text:span></text:p>
        </draw:rect>
        <draw:rect draw:style-name="gr2" draw:text-style-name="P2" xml:id="id4" draw:id="id4" draw:layer="layout" svg:width="2.668cm" svg:height="2.287cm" svg:x="14.97cm" svg:y="8.111cm">
          <text:p text:style-name="P1"><text:span text:style-name="T1">Network</text:span></text:p>
          <text:p text:style-name="P1"><text:span text:style-name="T1">Service</text:span></text:p>
          <text:p text:style-name="P1"><text:span text:style-name="T1">Client</text:span></text:p>
        </draw:rect>
        <draw:rect draw:style-name="gr1" draw:text-style-name="P2" xml:id="id1" draw:id="id1" draw:layer="layout" svg:width="2.666cm" svg:height="2.286cm" svg:x="3.668cm" svg:y="7.985cm">
          <text:p text:style-name="P1"><text:span text:style-name="T1">Host</text:span></text:p>
          <text:p text:style-name="P1"><text:span text:style-name="T1">Network</text:span></text:p>
          <text:p text:style-name="P1"><text:span text:style-name="T1">Service</text:span></text:p>
        </draw:rect>
        <draw:rect draw:style-name="gr4" draw:text-style-name="P2" xml:id="id2" draw:id="id2" draw:layer="layout" svg:width="1.778cm" svg:height="2.414cm" svg:x="6.842cm" svg:y="10.271cm">
          <text:p text:style-name="P1"><text:span text:style-name="T1">Vios</text:span></text:p>
          <text:p text:style-name="P1"><text:span text:style-name="T1">Host</text:span></text:p>
          <text:p text:style-name="P1"><text:span text:style-name="T1">Proxy</text:span></text:p>
          <text:p text:style-name="P1"><text:span text:style-name="T3">process</text:span></text:p>
        </draw:rect>
        <draw:rect draw:style-name="gr4" draw:text-style-name="P2" xml:id="id3" draw:id="id3" draw:layer="layout" svg:width="1.778cm" svg:height="2.414cm" svg:x="12.557cm" svg:y="10.271cm">
          <text:p text:style-name="P1"><text:span text:style-name="T1">Vios</text:span></text:p>
          <text:p text:style-name="P1"><text:span text:style-name="T1">Client</text:span></text:p>
          <text:p text:style-name="P1"><text:span text:style-name="T1">Proxy</text:span></text:p>
          <text:p text:style-name="P1"><text:span text:style-name="T3">process</text:span></text:p>
        </draw:rect>
        <draw:connector draw:style-name="gr5" draw:text-style-name="P3" draw:layer="layout" svg:x1="5.001cm" svg:y1="10.271cm" svg:x2="6.842cm" svg:y2="11.478cm" draw:start-shape="id1" draw:start-glue-point="2" draw:end-shape="id2" draw:end-glue-point="3" svg:d="m5001 10271v1207h1841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net</text:span></text:p>
          <text:p text:style-name="P1"><text:span text:style-name="T3">connection</text:span></text:p>
          <text:p text:style-name="P1"><text:span text:style-name="T3">on </text:span></text:p>
          <text:p text:style-name="P1"><text:span text:style-name="T3">localhost</text:span></text:p>
        </draw:connector>
        <draw:connector draw:style-name="gr5" draw:text-style-name="P3" draw:layer="layout" svg:x1="14.335cm" svg:y1="11.478cm" svg:x2="16.304cm" svg:y2="10.398cm" draw:start-shape="id3" draw:start-glue-point="1" draw:end-shape="id4" draw:end-glue-point="2" svg:d="m14335 11478h1969v-1080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net</text:span></text:p>
          <text:p text:style-name="P1"><text:span text:style-name="T3">connection</text:span></text:p>
          <text:p text:style-name="P1"><text:span text:style-name="T3">on </text:span></text:p>
          <text:p text:style-name="P1"><text:span text:style-name="T3">localhost</text:span></text:p>
        </draw:connector>
        <draw:connector draw:style-name="gr5" draw:text-style-name="P1" draw:layer="layout" svg:x1="8.62cm" svg:y1="11.478cm" svg:x2="12.557cm" svg:y2="11.478cm" draw:start-shape="id2" draw:start-glue-point="1" draw:end-shape="id3" draw:end-glue-point="3" svg:d="m8620 11478h3937">
          <text:p text:style-name="P1"><text:span text:style-name="T2">Virtioserial</text:span></text:p>
          <text:p text:style-name="P1"><text:span text:style-name="T2">connectio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arles Rolke</meta:initial-creator>
    <meta:creation-date>2011-06-24T09:59:32</meta:creation-date>
    <dc:date>2011-09-19T16:46:48</dc:date>
    <dc:creator>Charles Rolke</dc:creator>
    <meta:editing-duration>PT1H38M7S</meta:editing-duration>
    <meta:editing-cycles>7</meta:editing-cycles>
    <meta:generator>OpenOffice.org/3.3$Unix OpenOffice.org_project/330m20$Build-9567</meta:generator>
    <dc:title>vios-proxy diagrams</dc:title>
    <meta:document-statistic meta:object-count="16"/>
  </office:meta>
</office:document-meta>
</file>